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fo:text-align="justify" style:justify-single-word="false" style:shadow="none"/>
      <style:text-properties officeooo:rsid="001d687e" officeooo:paragraph-rsid="001d687e"/>
    </style:style>
    <style:style style:name="P2" style:family="paragraph" style:parent-style-name="Standard">
      <style:paragraph-properties fo:line-height="115%" fo:text-align="justify" style:justify-single-word="false" style:shadow="none"/>
      <style:text-properties officeooo:rsid="001d687e" officeooo:paragraph-rsid="00296ca1"/>
    </style:style>
    <style:style style:name="P3" style:family="paragraph" style:parent-style-name="Standard">
      <style:paragraph-properties fo:line-height="115%" fo:text-align="justify" style:justify-single-word="false" style:shadow="none"/>
      <style:text-properties officeooo:rsid="001d687e" officeooo:paragraph-rsid="002044c8"/>
    </style:style>
    <style:style style:name="P4" style:family="paragraph" style:parent-style-name="Standard">
      <style:paragraph-properties fo:text-align="center" style:justify-single-word="false" fo:padding="0.049cm" fo:border="0.06pt solid #000000" style:shadow="#808080 0.18cm -0.18cm"/>
      <style:text-properties fo:font-weight="bold" officeooo:rsid="001d687e" officeooo:paragraph-rsid="001d687e" style:font-weight-asian="bold" style:font-weight-complex="bold"/>
    </style:style>
    <style:style style:name="P5" style:family="paragraph" style:parent-style-name="Standard">
      <style:paragraph-properties fo:line-height="115%" fo:text-align="justify" style:justify-single-word="false" style:shadow="none"/>
      <style:text-properties officeooo:rsid="001ebc80" officeooo:paragraph-rsid="002044c8"/>
    </style:style>
    <style:style style:name="P6" style:family="paragraph" style:parent-style-name="Standard">
      <style:paragraph-properties fo:line-height="115%" fo:text-align="justify" style:justify-single-word="false" style:shadow="none"/>
      <style:text-properties officeooo:rsid="001ebc80" officeooo:paragraph-rsid="002f2580"/>
    </style:style>
    <style:style style:name="P7" style:family="paragraph" style:parent-style-name="Standard">
      <style:paragraph-properties fo:line-height="115%" fo:text-align="justify" style:justify-single-word="false" style:shadow="none"/>
      <style:text-properties officeooo:rsid="001d687e" officeooo:paragraph-rsid="002e90dd"/>
    </style:style>
    <style:style style:name="P8" style:family="paragraph" style:parent-style-name="Standard">
      <style:paragraph-properties fo:line-height="115%" fo:text-align="justify" style:justify-single-word="false" style:shadow="none"/>
      <style:text-properties officeooo:rsid="001d687e" officeooo:paragraph-rsid="002f2580"/>
    </style:style>
    <style:style style:name="P9" style:family="paragraph" style:parent-style-name="Standard">
      <style:text-properties officeooo:rsid="001d687e" officeooo:paragraph-rsid="001d687e"/>
    </style:style>
    <style:style style:name="P10" style:family="paragraph" style:parent-style-name="Standard">
      <style:text-properties officeooo:rsid="001d687e" officeooo:paragraph-rsid="002f2580"/>
    </style:style>
    <style:style style:name="P11" style:family="paragraph" style:parent-style-name="Standard">
      <style:paragraph-properties fo:text-align="center" style:justify-single-word="false" fo:padding="0.049cm" fo:border="0.06pt solid #000000" style:shadow="#808080 0.18cm -0.18cm"/>
      <style:text-properties fo:font-weight="bold" officeooo:rsid="001d687e" officeooo:paragraph-rsid="002f2580" style:font-weight-asian="bold" style:font-weight-complex="bold"/>
    </style:style>
    <style:style style:name="T1" style:family="text">
      <style:text-properties officeooo:rsid="001d687e"/>
    </style:style>
    <style:style style:name="T2" style:family="text">
      <style:text-properties officeooo:rsid="001ebc80"/>
    </style:style>
    <style:style style:name="T3" style:family="text">
      <style:text-properties style:text-position="super 58%" officeooo:rsid="001ebc80"/>
    </style:style>
    <style:style style:name="T4" style:family="text">
      <style:text-properties officeooo:rsid="001ed8ac"/>
    </style:style>
    <style:style style:name="T5" style:family="text">
      <style:text-properties style:font-name="Liberation Serif1" officeooo:rsid="002044c8" style:font-name-asian="Liberation Serif1" style:font-name-complex="Liberation Serif1"/>
    </style:style>
    <style:style style:name="T6" style:family="text">
      <style:text-properties fo:font-style="italic" officeooo:rsid="001ebc80" style:font-style-asian="italic" style:font-style-complex="italic"/>
    </style:style>
    <style:style style:name="T7" style:family="text">
      <style:text-properties fo:font-style="italic" officeooo:rsid="00296ca1" style:font-style-asian="italic" style:font-style-complex="italic"/>
    </style:style>
    <style:style style:name="T8" style:family="text">
      <style:text-properties officeooo:rsid="00296ca1"/>
    </style:style>
    <style:style style:name="T9" style:family="text">
      <style:text-properties officeooo:rsid="002cb1b9"/>
    </style:style>
    <style:style style:name="T10" style:family="text">
      <style:text-properties officeooo:rsid="002e90d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L’information dépend du support sur lequel elle est transcrit<text:span text:style-name="T9">e : quelques exemples</text:span></text:p>
      <text:p text:style-name="P4"/>
      <text:p text:style-name="P9"/>
      <text:p text:style-name="P7"><text:span text:style-name="T5">•</text:span> L’invention <text:span text:style-name="T10">vers -3500 de l’écriture permet à l’information d’être conservée ; une nouvelle discipline apparaît alors, l’histoire. Il devient alors important d’écrire l’histoire, voire de la réécrire.</text:span></text:p>
      <text:p text:style-name="P1"><text:span text:style-name="T5">•</text:span> L’invention à la fin du Moyen Age de l’imprimerie répand des idées nouvelles, celles de la Renaissance (importance de l’Antiquité, remise en cause de la religion catholique, question « qu’est-ce qu’un homme ?» qui mène à l’humanisme).</text:p>
      <text:p text:style-name="P2"><text:span text:style-name="T5">•</text:span> <text:span text:style-name="T8">L’impression peu avant la Révolution Française de l’</text:span><text:span text:style-name="T7">Encyclopédie</text:span><text:span text:style-name="T8"> permet de mélanger du texte et des illustrations sur tous les sujets possibles. Le mouvement des Lumières en profite pour défendre ses idées contre l’absolutisme et les excès de la religion ; les connaissances techniques progressent grâce aux nombreuses illustrations.</text:span></text:p>
      <text:p text:style-name="P3"><text:span text:style-name="T5">•</text:span> L’<text:span text:style-name="T2">invention de la presse à la fin du XIX</text:span><text:span text:style-name="T3">e</text:span><text:span text:style-name="T2"> siècle répand les journaux et diffuse des idées nouvelles chez le peuple. Des mouvements comme le socialisme, le communisme et le nationalisme en profitent ; des œuvres comme les romans en sont modifiées puisqu’il est désormais possible de les diffuser en feuilletons et d’imaginer une suite à chaque livre.</text:span></text:p>
      <text:p text:style-name="P3"><text:span text:style-name="T5">•</text:span> <text:span text:style-name="T2">L’invention de la radio au début du XIX</text:span><text:span text:style-name="T3">e</text:span><text:span text:style-name="T2"> siècle améliore la diffusion de l’information quotidienne et permet la création de feuilletons radiophoniques. En 1938, Herbert George Wells lit son roman, </text:span><text:span text:style-name="T6">The War of the Worlds</text:span><text:span text:style-name="T2"> (</text:span><text:span text:style-name="T6">La Guerre des Mondes</text:span><text:span text:style-name="T2">), à la radio : certains auditeurs paniquèrent, convaincus que la Terre était réellement envahie.</text:span></text:p>
      <text:p text:style-name="P5"><text:span text:style-name="T5">•</text:span><text:span text:style-name="T1"> </text:span>L’invention d’Internet après la seconde guerre mondiale diffuse <text:span text:style-name="T4">toutes sortes d’idées, pour le meilleur (Wikipedia, ENT, mails) et pour le pire (propagande de Daech).</text:span></text:p>
      <text:p text:style-name="P5"/>
      <text:p text:style-name="P5"/>
      <text:p text:style-name="P5"/>
      <text:p text:style-name="P11"/>
      <text:p text:style-name="P11">L’information dépend du support sur lequel elle est transcrit<text:span text:style-name="T9">e : quelques exemples</text:span></text:p>
      <text:p text:style-name="P11"/>
      <text:p text:style-name="P10"/>
      <text:p text:style-name="P8"><text:span text:style-name="T5">•</text:span> L’invention <text:span text:style-name="T10">vers -3500 de l’écriture permet à l’information d’être conservée ; une nouvelle discipline apparaît alors, l’histoire. Il devient alors important d’écrire l’histoire, voire de la réécrire.</text:span></text:p>
      <text:p text:style-name="P8"><text:span text:style-name="T5">•</text:span> L’invention à la fin du Moyen Age de l’imprimerie répand des idées nouvelles, celles de la Renaissance (importance de l’Antiquité, remise en cause de la religion catholique, question « qu’est-ce qu’un homme ?» qui mène à l’humanisme).</text:p>
      <text:p text:style-name="P8"><text:span text:style-name="T5">•</text:span> <text:span text:style-name="T8">L’impression peu avant la Révolution Française de l’</text:span><text:span text:style-name="T7">Encyclopédie</text:span><text:span text:style-name="T8"> permet de mélanger du texte et des illustrations sur tous les sujets possibles. Le mouvement des Lumières en profite pour défendre ses idées contre l’absolutisme et les excès de la religion ; les connaissances techniques progressent grâce aux nombreuses illustrations.</text:span></text:p>
      <text:p text:style-name="P8"><text:span text:style-name="T5">•</text:span> L’<text:span text:style-name="T2">invention de la presse à la fin du XIX</text:span><text:span text:style-name="T3">e</text:span><text:span text:style-name="T2"> siècle répand les journaux et diffuse des idées nouvelles chez le peuple. Des mouvements comme le socialisme, le communisme et le nationalisme en profitent ; des œuvres comme les romans en sont modifiées puisqu’il est désormais possible de les diffuser en feuilletons et d’imaginer une suite à chaque livre.</text:span></text:p>
      <text:p text:style-name="P8"><text:span text:style-name="T5">•</text:span> <text:span text:style-name="T2">L’invention de la radio au début du XIX</text:span><text:span text:style-name="T3">e</text:span><text:span text:style-name="T2"> siècle améliore la diffusion de l’information quotidienne et permet la création de feuilletons radiophoniques. En 1938, Herbert George Wells lit son roman, </text:span><text:span text:style-name="T6">The War of the Worlds</text:span><text:span text:style-name="T2"> (</text:span><text:span text:style-name="T6">La Guerre des Mondes</text:span><text:span text:style-name="T2">), à la radio : certains auditeurs paniquèrent, convaincus que la Terre était réellement envahie.</text:span></text:p>
      <text:p text:style-name="P6"><text:span text:style-name="T5">•</text:span><text:span text:style-name="T1"> </text:span>L’invention d’Internet après la seconde guerre mondiale diffuse <text:span text:style-name="T4">toutes sortes d’idées, pour le meilleur (Wikipedia, ENT, mails) et pour le pire (propagande de Dae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06:47:25.011621845</meta:creation-date>
    <dc:date>2019-09-19T13:01:13.528000000</dc:date>
    <meta:editing-duration>PT19M18S</meta:editing-duration>
    <meta:editing-cycles>14</meta:editing-cycles>
    <meta:generator>LibreOffice/6.1.6.3$Windows_X86_64 LibreOffice_project/5896ab1714085361c45cf540f76f60673dd96a72</meta:generator>
    <meta:document-statistic meta:table-count="0" meta:image-count="0" meta:object-count="0" meta:page-count="1" meta:paragraph-count="14" meta:word-count="530" meta:character-count="3426" meta:non-whitespace-character-count="2910"/>
  </office:meta>
</office:document-meta>
</file>